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9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50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2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4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5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6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7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58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5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6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7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2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2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2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2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2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2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2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arn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Briefcas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7"/>
          <table:table-cell office:value-type="string" table:style-name="ce41">
            <text:p>CameraMovement</text:p>
          </table:table-cell>
          <table:table-cell office:value-type="string" table:content-validation-name="val1" table:style-name="ce4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9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6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51"/>
          <table:table-cell table:style-name="ce52"/>
          <table:table-cell office:value-type="string" table:style-name="ce41">
            <text:p>Character_Arms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haracter_Body</text:p>
          </table:table-cell>
          <table:table-cell office:value-type="string" table:content-validation-name="val1" table:style-name="ce46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3"/>
          <table:table-cell table:style-name="ce40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50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2"/>
          <table:table-cell office:value-type="string" table:style-name="ce41">
            <text:p>PowerGenerator</text:p>
          </table:table-cell>
          <table:table-cell office:value-type="string" table:content-validation-name="val1" table:style-name="ce46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4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5"/>
          <table:table-cell office:value-type="string" table:style-name="ce56">
            <text:p>Briefcase_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8">
            <text:p>Must Have</text:p>
          </table:table-cell>
          <table:table-cell table:style-name="ce30"/>
          <table:table-cell table:style-name="ce28"/>
          <table:table-cell table:style-name="ce43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Workben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!</text:p>
          </table:table-cell>
          <table:table-cell office:value-type="string" table:style-name="ce59">
            <text:p>ScriptedEvents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Axe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61"/>
          <table:table-cell office:value-type="string" table:style-name="ce59">
            <text:p>Ashtray</text:p>
          </table:table-cell>
          <table:table-cell office:value-type="string" table:content-validation-name="val1" table:style-name="ce57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1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2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House_Room_03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EnemyBehaviou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EnemyVisio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GameMan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ItemDatabase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InventorySystem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GUI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3"/>
          <table:table-cell table:style-name="ce52"/>
          <table:table-cell office:value-type="string" table:style-name="ce59">
            <text:p>Sound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CraftingSystem</text:p>
          </table:table-cell>
          <table:table-cell office:value-type="string" table:content-validation-name="val1" table:style-name="ce60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2"/>
          <table:table-cell office:value-type="string" table:style-name="ce59">
            <text:p>Terrain</text:p>
          </table:table-cell>
          <table:table-cell office:value-type="string" table:content-validation-name="val1" table:style-name="ce62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64"/>
          <table:table-cell office:value-type="string" table:style-name="ce22">
            <text:p>Doo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Insanity_PFX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Rock_00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8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2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Basement_De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2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8"/>
          <table:table-cell table:style-name="ce52"/>
          <table:table-cell office:value-type="string" table:style-name="ce59">
            <text:p>Mais_crop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PhoneUI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2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cto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Evil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8"/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table:style-name="ce22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ence_Ste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Steel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UISprite_SuitCaseNote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earTrap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4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5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6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7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House_Room_08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Ey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_Tentacl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Lanter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inting_00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ilo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taircase_1stFloo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Tree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WaterTow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AnomalySFX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Back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CraftRecipe_Lantern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DoorOpen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Enemy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Insanity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Particle(class)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Skybox</text:p>
          </table:table-cell>
          <table:table-cell office:value-type="string" table:content-validation-name="val1" table:style-name="ce60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office:value-type="string" table:style-name="ce59">
            <text:p>UISprite_TeamPhoto0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sement_Pip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set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CraftRecipeBlueprint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erBott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il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ndeli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Finge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PlayerPanicking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AnomalySFX_02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EnemyRoar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ForeGroundAmbienc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rre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asement_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at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k_Op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oo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Broom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Gall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GalleryFolder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UISprite_HeartMe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hai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Clea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Noteboo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etting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5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6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cycleBe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ickenCoo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tain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ou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or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Ta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alloutShelter</text:p>
          </table:table-cell>
          <table:table-cell office:value-type="string" table:content-validation-name="val1" table:style-name="ce6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athers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ence_Wood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ireplac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0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lowerDead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reezer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Furnac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asmas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lassShattered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8"/>
          <table:table-cell table:style-name="ce28"/>
          <table:table-cell table:style-name="ce43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gBodies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nginRop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ay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orseHoof_Rusty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Clos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Kitchen_Tool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dder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Hang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Stand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amp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ightSwitch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ckpi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ilbox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ewspap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Outhous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1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2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3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inting_04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aperNote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tchfor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nk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owing_Wagon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k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H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Trap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_01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ckingChai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op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d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61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aw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crewdriv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hotgun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ck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gar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in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wing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able_Small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_Wallmount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phonePol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imberBlock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ile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_01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8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4"/>
          <table:table-cell office:value-type="string" table:style-name="ce22">
            <text:p>Tree_02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eeStump</text:p>
          </table:table-cell>
          <table:table-cell office:value-type="string" table:content-validation-name="val1" table:style-name="ce57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3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4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5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6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7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8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AnomalySFX_09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_Fladder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uzz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ChargingSFX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Ring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TouchSoun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arBattery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Gasolin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LockPick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NoiseMak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rippingWate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uck_Qwuack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EnemyRoar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Bus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ustle_Trash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Pool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Bloodspatt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_DrippingBlood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sanityUnderto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Intro_CutScene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LooneyTunes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MapNote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Charg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NoiseMaker_InEffect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0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ianoTune_01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Breath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Crouch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Deathcrie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Footstep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JumpLand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PlayerPanicking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t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Ravens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akyDoor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SqueekingWoo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elevisionStatic</text:p>
          </table:table-cell>
          <table:table-cell office:value-type="string" table:content-validation-name="val1" table:style-name="ce69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om&amp;Jerry_intro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ashca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Tru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ckground0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Barn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FlashLigt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HousePhoto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Map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1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2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TeamPhoto03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UISprite_WhosAp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hispersOfTheDamned</text:p>
          </table:table-cell>
          <table:table-cell office:value-type="string" table:content-validation-name="val1" table:style-name="ce69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43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Roun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Window_Squar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irdsSpooked</text:p>
          </table:table-cell>
          <table:table-cell office:value-type="string" table:content-validation-name="val1" table:style-name="ce67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andle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ellphone_Broken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ir_00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5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lothes_Shredded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at Rack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onfederateFlag</text:p>
          </table:table-cell>
          <table:table-cell office:value-type="string" table:content-validation-name="val1" table:style-name="ce57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t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SCompu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Douche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Boltcutter</text:p>
          </table:table-cell>
          <table:table-cell office:value-type="string" table:content-validation-name="val1" table:style-name="ce57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2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DuctTa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Rope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2"/>
          <table:table-cell office:value-type="string" table:style-name="ce59">
            <text:p>CraftRecipe_BearTrap</text:p>
          </table:table-cell>
          <table:table-cell office:value-type="string" table:content-validation-name="val1" table:style-name="ce66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2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57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9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168" table:style-name="ro3">
          <table:table-cell/>
          <table:table-cell table:style-name="ce52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9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7" table:value="1" table:operator="="/>
                <table:filter-condition table:field-number="7" table:value="1t2" table:operator="="/>
                <table:filter-condition table:field-number="7" table:value="1t3" table:operator="="/>
                <table:filter-condition table:field-number="7" table:value="1t4" table:operator="="/>
                <table:filter-condition table:field-number="7" table:value="2" table:operator="="/>
                <table:filter-condition table:field-number="7" table:value="0" table:operator="empty" table:data-type="number"/>
              </table:filter-or>
              <table:filter-or>
                <table:filter-condition table:field-number="8" table:value="Must Have" table:operator="="/>
                <table:filter-condition table:field-number="8" table:value="Should Have" table:operator="="/>
                <table:filter-condition table:field-number="8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2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Renzo</meta:initial-creator>
    <dc:creator>Renzo</dc:creator>
    <meta:creation-date>2016-05-10T09:52:08Z</meta:creation-date>
    <dc:date>2017-04-11T13:18:53Z</dc:date>
    <meta:user-defined meta:name="_TemplateID">TC029300419991</meta:user-defined>
  </office:meta>
</office:document-meta>
</file>